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top" fo:padding-top="-0.5cm"/>
    </style:style>
    <style:style style:name="gr2" style:family="graphic" style:parent-style-name="objectwithoutfill">
      <style:graphic-properties draw:fill="none" draw:textarea-horizontal-align="center" draw:textarea-vertical-align="top" fo:padding-top="-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ff" draw:marker-end="Arrow" draw:textarea-horizontal-align="center" draw:textarea-vertical-align="middle"/>
    </style:style>
    <style:style style:name="gr5" style:family="graphic" style:parent-style-name="objectwithoutfill">
      <style:graphic-properties svg:stroke-color="#00ff00" draw:fill="none" draw:textarea-horizontal-align="center" draw:textarea-vertical-align="top" fo:padding-top="-0.5cm"/>
    </style:style>
    <style:style style:name="gr6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.4cm" fo:min-width="0.3cm"/>
    </style:style>
    <style:style style:name="gr7" style:family="graphic" style:parent-style-name="standard">
      <style:graphic-properties svg:stroke-width="0.1cm" svg:stroke-color="#00ff00" draw:marker-start="Arrow" draw:marker-start-width="0.35cm" draw:marker-end-width="0.45cm" draw:textarea-horizontal-align="center" draw:textarea-vertical-align="middle" fo:padding-top="-0.5cm" fo:padding-bottom="0.05cm" fo:padding-left="0.05cm" fo:padding-right="0.05cm"/>
    </style:style>
    <style:style style:name="gr8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9" style:family="graphic" style:parent-style-name="objectwithoutfill">
      <style:graphic-properties svg:stroke-color="#ff0000" draw:fill="none" draw:textarea-horizontal-align="center" draw:textarea-vertical-align="top" fo:padding-top="-0.5cm"/>
    </style:style>
    <style:style style:name="gr10" style:family="graphic" style:parent-style-name="standard">
      <style:graphic-properties svg:stroke-color="#00ff00" draw:marker-end="Arr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9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00ff" fo:font-size="9pt"/>
    </style:style>
    <style:style style:name="P5" style:family="paragraph">
      <style:paragraph-properties fo:text-align="center"/>
      <style:text-properties fo:color="#0000ff" fo:font-size="9pt"/>
    </style:style>
    <style:style style:name="P6" style:family="paragraph">
      <style:paragraph-properties fo:margin-left="0cm" fo:margin-right="0cm" fo:text-align="center" fo:text-indent="0cm"/>
      <style:text-properties fo:color="#00ff00" fo:font-size="9pt"/>
    </style:style>
    <style:style style:name="P7" style:family="paragraph">
      <style:paragraph-properties fo:margin-left="0cm" fo:margin-right="0cm" fo:text-indent="0cm"/>
      <style:text-properties fo:color="#00ff00" fo:font-size="9pt"/>
    </style:style>
    <style:style style:name="P8" style:family="paragraph">
      <style:paragraph-properties fo:text-align="center"/>
      <style:text-properties fo:font-size="9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fo:color="#ff0000" fo:font-size="9pt"/>
    </style:style>
    <style:style style:name="P11" style:family="paragraph">
      <style:text-properties fo:color="#00ff00" fo:font-size="9pt"/>
    </style:style>
    <style:style style:name="T1" style:family="text">
      <style:text-properties fo:font-size="9pt"/>
    </style:style>
    <style:style style:name="T2" style:family="text">
      <style:text-properties fo:color="#0000ff" fo:font-size="9pt"/>
    </style:style>
    <style:style style:name="T3" style:family="text">
      <style:text-properties fo:color="#00ff00" fo:font-size="9pt"/>
    </style:style>
    <style:style style:name="T4" style:family="text">
      <style:text-properties fo:color="#ff0000" fo:font-size="9pt"/>
    </style:style>
    <style:style style:name="T5" style:family="text">
      <style:text-properties fo:color="#0000ff" fo:font-family="'Nimbus Roman No9 L'" style:font-style-name="Regular" style:font-family-generic="roman" style:font-pitch="variable" fo:font-size="9pt" style:font-family-asian="'Nimbus Roman No9 L'" style:font-style-name-asian="Regular" style:font-family-generic-asian="roman" style:font-pitch-asian="variable" style:font-family-complex="'Nimbus Roman No9 L'" style:font-style-name-complex="Regular" style:font-family-generic-complex="roman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g>
            <draw:rect draw:style-name="gr1" draw:text-style-name="P2" draw:layer="layout" svg:width="3.2cm" svg:height="0.4cm" svg:x="4.775cm" svg:y="8.023cm">
              <text:p text:style-name="P1"><text:span text:style-name="T1">start_init_phys</text:span></text:p>
            </draw:rect>
            <draw:rect draw:style-name="gr2" draw:text-style-name="P2" draw:layer="layout" svg:width="3.2cm" svg:height="1.1cm" svg:x="4.775cm" svg:y="8.423cm">
              <text:p text:style-name="P3"/>
            </draw:rect>
          </draw:g>
          <draw:frame draw:style-name="gr3" draw:text-style-name="P4" draw:id="id1" draw:layer="layout" svg:width="2.648cm" svg:height="0.39cm" svg:x="5.088cm" svg:y="8.423cm">
            <draw:text-box>
              <text:p text:style-name="P3"><text:span text:style-name="T2">lat_rad(:jml_phys-1)</text:span></text:p>
            </draw:text-box>
          </draw:frame>
          <draw:connector draw:style-name="gr4" draw:text-style-name="P5" draw:layer="layout" draw:type="curve" svg:x1="6.412cm" svg:y1="8.813cm" svg:x2="13.798cm" svg:y2="13.213cm" draw:start-shape="id1" draw:start-glue-point="2" draw:end-shape="id2" draw:end-glue-point="2">
            <text:p text:style-name="P3"/>
          </draw:connector>
          <draw:g>
            <draw:rect draw:style-name="gr1" draw:text-style-name="P2" draw:layer="layout" svg:width="3.868cm" svg:height="0.4cm" svg:x="8.563cm" svg:y="6.623cm">
              <text:p text:style-name="P1"><text:span text:style-name="T1">start_init_dyn</text:span></text:p>
            </draw:rect>
            <draw:rect draw:style-name="gr2" draw:text-style-name="P2" draw:layer="layout" svg:width="3.868cm" svg:height="1.588cm" svg:x="8.563cm" svg:y="7.035cm">
              <text:p text:style-name="P3"/>
            </draw:rect>
          </draw:g>
          <draw:frame draw:style-name="gr3" draw:text-style-name="P4" draw:id="id3" draw:layer="layout" svg:width="2.525cm" svg:height="0.39cm" svg:x="8.676cm" svg:y="7.123cm">
            <draw:text-box>
              <text:p text:style-name="P3"><text:span text:style-name="T2">lat_rad(:jml_dyn-1)</text:span></text:p>
            </draw:text-box>
          </draw:frame>
          <draw:connector draw:style-name="gr4" draw:text-style-name="P5" draw:layer="layout" draw:type="curve" svg:x1="9.938cm" svg:y1="7.513cm" svg:x2="13.433cm" svg:y2="13.018cm" draw:start-shape="id3" draw:start-glue-point="2" draw:end-shape="id2" draw:end-glue-point="3">
            <text:p text:style-name="P3"/>
          </draw:connector>
          <draw:g>
            <draw:rect draw:style-name="gr1" draw:text-style-name="P2" draw:layer="layout" svg:width="4.18cm" svg:height="0.4cm" svg:x="13.751cm" svg:y="8.623cm">
              <text:p text:style-name="P1"><text:span text:style-name="T1">start_inter_3d</text:span></text:p>
            </draw:rect>
            <draw:rect draw:style-name="gr2" draw:text-style-name="P2" draw:layer="layout" svg:width="4.18cm" svg:height="1.012cm" svg:x="13.751cm" svg:y="9.023cm">
              <text:p text:style-name="P3"/>
            </draw:rect>
          </draw:g>
          <draw:frame draw:style-name="gr3" draw:text-style-name="P4" draw:id="id4" draw:layer="layout" svg:width="2.525cm" svg:height="0.39cm" svg:x="15.364cm" svg:y="9.123cm">
            <draw:text-box>
              <text:p text:style-name="P3"><text:span text:style-name="T2">lat_rad(:jml_dyn-1)</text:span></text:p>
            </draw:text-box>
          </draw:frame>
          <draw:connector draw:style-name="gr4" draw:text-style-name="P5" draw:layer="layout" draw:type="curve" svg:x1="16.626cm" svg:y1="9.513cm" svg:x2="14.163cm" svg:y2="13.018cm" draw:start-shape="id4" draw:start-glue-point="2" draw:end-shape="id2" draw:end-glue-point="1">
            <text:p text:style-name="P3"/>
          </draw:connector>
          <draw:connector draw:style-name="gr4" draw:text-style-name="P5" draw:layer="layout" draw:type="curve" svg:x1="22.274cm" svg:y1="8.213cm" svg:x2="13.798cm" svg:y2="13.213cm" draw:start-shape="id5" draw:start-glue-point="2" draw:end-shape="id2" draw:end-glue-point="2">
            <text:p text:style-name="P3"/>
          </draw:connector>
          <draw:g>
            <draw:g>
              <draw:rect draw:style-name="gr1" draw:text-style-name="P2" draw:layer="layout" svg:width="1.596cm" svg:height="0.4cm" svg:x="22.327cm" svg:y="5.323cm">
                <text:p text:style-name="P1"><text:span text:style-name="T1">conf_dat2d</text:span></text:p>
              </draw:rect>
              <draw:rect draw:style-name="gr2" draw:text-style-name="P2" draw:layer="layout" svg:width="1.596cm" svg:height="0.5cm" svg:x="22.327cm" svg:y="5.723cm">
                <text:p text:style-name="P3"/>
              </draw:rect>
            </draw:g>
            <draw:frame draw:style-name="gr3" draw:text-style-name="P4" draw:id="id6" draw:layer="layout" svg:width="0.269cm" svg:height="0.39cm" svg:x="23.04cm" svg:y="5.323cm">
              <draw:text-box>
                <text:p text:style-name="P3"><text:span text:style-name="T2">yf</text:span></text:p>
              </draw:text-box>
            </draw:frame>
          </draw:g>
          <draw:connector draw:style-name="gr4" draw:text-style-name="P5" draw:layer="layout" draw:type="curve" svg:x1="23.174cm" svg:y1="5.713cm" svg:x2="23.196cm" svg:y2="8.018cm" draw:start-shape="id6" draw:start-glue-point="2" draw:end-shape="id5" draw:end-glue-point="1">
            <text:p text:style-name="P3"/>
          </draw:connector>
          <draw:rect draw:style-name="gr5" draw:text-style-name="P6" draw:layer="layout" svg:width="1.3cm" svg:height="1.1cm" svg:x="14.523cm" svg:y="1.423cm">
            <text:p text:style-name="P1"><text:span text:style-name="T3">comgeom</text:span></text:p>
          </draw:rect>
          <draw:frame draw:style-name="gr6" draw:text-style-name="P7" draw:id="id8" draw:layer="layout" svg:width="0.59cm" svg:height="0.4cm" svg:x="14.823cm" svg:y="1.523cm">
            <draw:text-box>
              <text:p text:style-name="P3"><text:span text:style-name="T3">rlatv</text:span></text:p>
            </draw:text-box>
          </draw:frame>
          <draw:frame draw:style-name="gr3" draw:text-style-name="P4" draw:id="id7" draw:layer="layout" svg:width="0.59cm" svg:height="0.39cm" svg:x="5.023cm" svg:y="9.023cm">
            <draw:text-box>
              <text:p text:style-name="P3"><text:span text:style-name="T2">rlatv</text:span></text:p>
            </draw:text-box>
          </draw:frame>
          <draw:connector draw:style-name="gr7" draw:text-style-name="P8" draw:layer="layout" draw:type="curve" svg:x1="5.023cm" svg:y1="9.218cm" svg:x2="14.823cm" svg:y2="1.723cm" draw:start-shape="id7" draw:start-glue-point="3" draw:end-shape="id8">
            <text:p text:style-name="P3"/>
          </draw:connector>
          <draw:connector draw:style-name="gr8" draw:text-style-name="P9" draw:layer="layout" draw:type="curve" svg:x1="5.318cm" svg:y1="9.413cm" svg:x2="13.664cm" svg:y2="15.613cm" draw:start-shape="id7" draw:start-glue-point="2" draw:end-shape="id9" draw:end-glue-point="2">
            <text:p text:style-name="P3"/>
          </draw:connector>
          <draw:frame draw:style-name="gr3" draw:text-style-name="P4" draw:id="id10" draw:layer="layout" svg:width="0.59cm" svg:height="0.39cm" svg:x="8.811cm" svg:y="8.123cm">
            <draw:text-box>
              <text:p text:style-name="P3"><text:span text:style-name="T2">rlatv</text:span></text:p>
            </draw:text-box>
          </draw:frame>
          <draw:connector draw:style-name="gr7" draw:text-style-name="P8" draw:layer="layout" draw:type="curve" svg:x1="8.811cm" svg:y1="8.318cm" svg:x2="14.823cm" svg:y2="1.723cm" draw:start-shape="id10" draw:start-glue-point="3" draw:end-shape="id8" draw:end-glue-point="3">
            <text:p text:style-name="P3"/>
          </draw:connector>
          <draw:connector draw:style-name="gr8" draw:text-style-name="P9" draw:layer="layout" draw:type="curve" svg:x1="9.106cm" svg:y1="8.513cm" svg:x2="13.664cm" svg:y2="15.223cm" draw:start-shape="id10" draw:start-glue-point="2" draw:end-shape="id9" draw:end-glue-point="0">
            <text:p text:style-name="P3"/>
          </draw:connector>
          <draw:g>
            <draw:g>
              <draw:rect draw:style-name="gr1" draw:text-style-name="P2" draw:layer="layout" svg:width="2.284cm" svg:height="0.4cm" svg:x="21.039cm" svg:y="7.423cm">
                <text:p text:style-name="P1"><text:span text:style-name="T1">limit</text:span></text:p>
              </draw:rect>
              <draw:rect draw:style-name="gr2" draw:text-style-name="P2" draw:layer="layout" svg:width="2.284cm" svg:height="1.1cm" svg:x="21.039cm" svg:y="7.823cm">
                <text:p text:style-name="P3"/>
              </draw:rect>
            </draw:g>
            <draw:frame draw:style-name="gr3" draw:text-style-name="P4" draw:id="id5" draw:layer="layout" svg:width="1.844cm" svg:height="0.39cm" svg:x="21.352cm" svg:y="7.823cm">
              <draw:text-box>
                <text:p text:style-name="P3"><text:span text:style-name="T2">dlat(:jmdep-1)</text:span></text:p>
              </draw:text-box>
            </draw:frame>
            <draw:frame draw:style-name="gr3" draw:text-style-name="P4" draw:id="id11" draw:layer="layout" svg:width="0.59cm" svg:height="0.39cm" svg:x="21.499cm" svg:y="8.423cm">
              <draw:text-box>
                <text:p text:style-name="P3"><text:span text:style-name="T2">rlatv</text:span></text:p>
              </draw:text-box>
            </draw:frame>
          </draw:g>
          <draw:connector draw:style-name="gr7" draw:text-style-name="P8" draw:layer="layout" draw:type="curve" svg:x1="21.499cm" svg:y1="8.618cm" svg:x2="15.413cm" svg:y2="1.723cm" draw:start-shape="id11" draw:start-glue-point="3" draw:end-shape="id8" draw:end-glue-point="1">
            <text:p text:style-name="P3"/>
          </draw:connector>
          <draw:connector draw:style-name="gr8" draw:text-style-name="P9" draw:layer="layout" draw:type="curve" svg:x1="21.794cm" svg:y1="8.813cm" svg:x2="14.207cm" svg:y2="15.418cm" draw:start-shape="id11" draw:start-glue-point="2" draw:end-shape="id9" draw:end-glue-point="1">
            <text:p text:style-name="P3"/>
          </draw:connector>
          <draw:frame draw:style-name="gr3" draw:text-style-name="P4" draw:id="id12" draw:layer="layout" svg:width="0.891cm" svg:height="0.39cm" svg:x="14.052cm" svg:y="8.623cm">
            <draw:text-box>
              <text:p text:style-name="P3"><text:span text:style-name="T2">lat_in2</text:span></text:p>
            </draw:text-box>
          </draw:frame>
          <draw:connector draw:style-name="gr4" draw:text-style-name="P5" draw:layer="layout" draw:type="curve" svg:x1="14.943cm" svg:y1="8.818cm" svg:x2="14.207cm" svg:y2="15.418cm" draw:start-shape="id12" draw:start-glue-point="1" draw:end-shape="id9" draw:end-glue-point="1">
            <text:p text:style-name="P3"/>
          </draw:connector>
          <draw:connector draw:style-name="gr4" draw:text-style-name="P5" draw:layer="layout" draw:type="curve" svg:x1="11.03cm" svg:y1="4.318cm" svg:x2="14.052cm" svg:y2="8.818cm" draw:start-shape="id13" draw:end-shape="id12" draw:end-glue-point="3">
            <text:p text:style-name="P3"/>
          </draw:connector>
          <draw:g>
            <draw:g>
              <draw:rect draw:style-name="gr1" draw:text-style-name="P2" draw:layer="layout" svg:width="3.2cm" svg:height="0.4cm" svg:x="10.163cm" svg:y="3.523cm">
                <text:p text:style-name="P1"><text:span text:style-name="T1">etat0</text:span></text:p>
              </draw:rect>
              <draw:rect draw:style-name="gr2" draw:text-style-name="P2" draw:layer="layout" svg:width="3.2cm" svg:height="0.9cm" svg:x="10.163cm" svg:y="3.923cm">
                <text:p text:style-name="P3"/>
              </draw:rect>
            </draw:g>
            <draw:frame draw:style-name="gr3" draw:text-style-name="P4" draw:id="id13" draw:layer="layout" svg:width="0.59cm" svg:height="0.39cm" svg:x="10.44cm" svg:y="4.123cm">
              <draw:text-box>
                <text:p text:style-name="P3"><text:span text:style-name="T2">rlatv</text:span></text:p>
              </draw:text-box>
            </draw:frame>
            <draw:frame draw:style-name="gr3" draw:text-style-name="P4" draw:id="id14" draw:layer="layout" svg:width="1.314cm" svg:height="0.39cm" svg:x="11.828cm" svg:y="4.123cm">
              <draw:text-box>
                <text:p text:style-name="P3"><text:span text:style-name="T2">rlatu(:jjm)</text:span></text:p>
              </draw:text-box>
            </draw:frame>
          </draw:g>
          <draw:connector draw:style-name="gr4" draw:text-style-name="P5" draw:layer="layout" draw:type="curve" svg:x1="13.142cm" svg:y1="4.318cm" svg:x2="14.052cm" svg:y2="8.818cm" draw:start-shape="id14" draw:start-glue-point="1" draw:end-shape="id12" draw:end-glue-point="3">
            <text:p text:style-name="P3"/>
          </draw:connector>
          <draw:frame draw:style-name="gr6" draw:text-style-name="P7" draw:id="id15" draw:layer="layout" svg:width="0.59cm" svg:height="0.4cm" svg:x="14.811cm" svg:y="2.023cm">
            <draw:text-box>
              <text:p text:style-name="P3"><text:span text:style-name="T3">rlatu</text:span></text:p>
            </draw:text-box>
          </draw:frame>
          <draw:connector draw:style-name="gr7" draw:text-style-name="P8" draw:layer="layout" draw:type="curve" svg:x1="12.485cm" svg:y1="4.123cm" svg:x2="15.401cm" svg:y2="2.223cm" draw:start-shape="id14" draw:start-glue-point="0" draw:end-shape="id15" draw:end-glue-point="1">
            <text:p text:style-name="P3"/>
          </draw:connector>
          <draw:connector draw:style-name="gr7" draw:text-style-name="P8" draw:layer="layout" draw:type="curve" svg:x1="10.44cm" svg:y1="4.318cm" svg:x2="14.823cm" svg:y2="1.723cm" draw:start-shape="id13" draw:start-glue-point="3" draw:end-shape="id8" draw:end-glue-point="3">
            <text:p text:style-name="P3"/>
          </draw:connector>
          <draw:g>
            <draw:g>
              <draw:rect draw:style-name="gr1" draw:text-style-name="P2" draw:layer="layout" svg:width="3.5cm" svg:height="0.6cm" svg:x="12.023cm" svg:y="17.475cm">
                <text:p text:style-name="P1"><text:span text:style-name="T1">inter_bary</text:span></text:p>
              </draw:rect>
              <draw:rect draw:style-name="gr2" draw:text-style-name="P2" draw:layer="layout" svg:width="3.5cm" svg:height="0.5cm" svg:x="12.023cm" svg:y="18.075cm">
                <text:p text:style-name="P3"/>
              </draw:rect>
            </draw:g>
            <draw:frame draw:style-name="gr3" draw:text-style-name="P4" draw:id="id17" draw:layer="layout" svg:width="0.586cm" svg:height="0.39cm" svg:x="12.514cm" svg:y="17.635cm">
              <draw:text-box>
                <text:p text:style-name="P3"><text:span text:style-name="T2">fdatt</text:span></text:p>
              </draw:text-box>
            </draw:frame>
          </draw:g>
          <draw:connector draw:style-name="gr8" draw:text-style-name="P5" draw:layer="layout" draw:type="curve" svg:x1="13.841cm" svg:y1="16.625cm" svg:x2="12.807cm" svg:y2="17.635cm" draw:start-shape="id16" draw:start-glue-point="2" draw:end-shape="id17" draw:end-glue-point="0">
            <text:p text:style-name="P3"/>
          </draw:connector>
          <draw:g>
            <draw:rect draw:style-name="gr1" draw:text-style-name="P2" draw:layer="layout" svg:width="5cm" svg:height="3.488cm" svg:x="11.431cm" svg:y="12.735cm">
              <text:p text:style-name="P1"><text:span text:style-name="T1">inter_barxy</text:span></text:p>
            </draw:rect>
            <draw:rect draw:style-name="gr2" draw:text-style-name="P2" draw:layer="layout" svg:width="5cm" svg:height="0.5cm" svg:x="11.431cm" svg:y="16.235cm">
              <text:p text:style-name="P3"/>
            </draw:rect>
          </draw:g>
          <draw:frame draw:style-name="gr3" draw:text-style-name="P4" draw:id="id2" draw:layer="layout" svg:width="0.73cm" svg:height="0.39cm" svg:x="13.433cm" svg:y="12.823cm">
            <draw:text-box>
              <text:p text:style-name="P3"><text:span text:style-name="T2">dlatid</text:span></text:p>
            </draw:text-box>
          </draw:frame>
          <draw:frame draw:style-name="gr3" draw:text-style-name="P4" draw:id="id9" draw:layer="layout" svg:width="1.086cm" svg:height="0.39cm" svg:x="13.121cm" svg:y="15.223cm">
            <draw:text-box>
              <text:p text:style-name="P3"><text:span text:style-name="T2">rlatimod</text:span></text:p>
            </draw:text-box>
          </draw:frame>
          <draw:frame draw:style-name="gr3" draw:text-style-name="P4" draw:id="id16" draw:layer="layout" svg:width="1.01cm" svg:height="0.39cm" svg:x="13.336cm" svg:y="16.235cm">
            <draw:text-box>
              <text:p text:style-name="P3"><text:span text:style-name="T2">champy</text:span></text:p>
            </draw:text-box>
          </draw:frame>
          <draw:frame draw:style-name="gr3" draw:text-style-name="P4" draw:id="id18" draw:layer="layout" svg:width="0.849cm" svg:height="0.39cm" svg:x="15.231cm" svg:y="15.635cm">
            <draw:text-box>
              <text:p text:style-name="P3"><text:span text:style-name="T2">champ</text:span></text:p>
            </draw:text-box>
          </draw:frame>
          <draw:connector draw:style-name="gr8" draw:text-style-name="P5" draw:layer="layout" draw:type="curve" svg:x1="15.655cm" svg:y1="16.025cm" svg:x2="14.346cm" svg:y2="16.43cm" draw:start-shape="id18" draw:start-glue-point="2" draw:end-shape="id16" draw:end-glue-point="1">
            <text:p text:style-name="P3"/>
          </draw:connector>
          <draw:frame draw:style-name="gr3" draw:text-style-name="P4" draw:id="id19" draw:layer="layout" svg:width="1.336cm" svg:height="0.39cm" svg:x="13.931cm" svg:y="9.535cm">
            <draw:text-box>
              <text:p text:style-name="P3"><text:span text:style-name="T2">var_ana3d</text:span></text:p>
            </draw:text-box>
          </draw:frame>
          <draw:connector draw:style-name="gr8" draw:text-style-name="P5" draw:layer="layout" draw:type="curve" svg:x1="15.267cm" svg:y1="9.73cm" svg:x2="16.08cm" svg:y2="15.83cm" draw:start-shape="id19" draw:start-glue-point="1" draw:end-shape="id18" draw:end-glue-point="1">
            <text:p text:style-name="P3"/>
          </draw:connector>
          <draw:connector draw:style-name="gr8" draw:text-style-name="P5" draw:layer="layout" draw:type="curve" svg:x1="12.657cm" svg:y1="11.13cm" svg:x2="14.599cm" svg:y2="9.925cm" draw:start-shape="id20" draw:start-glue-point="1" draw:end-shape="id19" draw:end-glue-point="2">
            <text:p text:style-name="P3"/>
          </draw:connector>
          <draw:rect draw:style-name="gr9" draw:text-style-name="P10" draw:layer="layout" svg:width="1.5cm" svg:height="0.9cm" svg:x="12.031cm" svg:y="10.835cm">
            <text:p text:style-name="P1"><text:span text:style-name="T4">ECDYN.nc</text:span></text:p>
          </draw:rect>
          <draw:frame draw:style-name="gr3" draw:text-style-name="P4" draw:id="id21" draw:layer="layout" svg:width="1.213cm" svg:height="0.39cm" svg:x="12.231cm" svg:y="11.329cm">
            <draw:text-box>
              <text:p text:style-name="P3"><text:span text:style-name="T2">longitude</text:span></text:p>
            </draw:text-box>
          </draw:frame>
          <draw:frame draw:style-name="gr3" draw:text-style-name="P4" draw:id="id20" draw:layer="layout" svg:width="0.32cm" svg:height="0.39cm" svg:x="12.337cm" svg:y="10.935cm">
            <draw:text-box>
              <text:p text:style-name="P3"><text:span text:style-name="T5">…</text:span></text:p>
            </draw:text-box>
          </draw:frame>
          <draw:frame draw:style-name="gr3" draw:text-style-name="P4" draw:id="id22" draw:layer="layout" svg:width="1.056cm" svg:height="0.39cm" svg:x="11.253cm" svg:y="8.16cm">
            <draw:text-box>
              <text:p text:style-name="P3"><text:span text:style-name="T2">lon_dyn</text:span></text:p>
            </draw:text-box>
          </draw:frame>
          <draw:connector draw:style-name="gr8" draw:text-style-name="P5" draw:layer="layout" draw:type="curve" svg:x1="12.231cm" svg:y1="11.524cm" svg:x2="11.781cm" svg:y2="8.55cm" draw:start-shape="id21" draw:start-glue-point="3" draw:end-shape="id22" draw:end-glue-point="2">
            <text:p text:style-name="P3"/>
          </draw:connector>
          <draw:rect draw:style-name="gr5" draw:text-style-name="P6" draw:layer="layout" svg:width="10.014cm" svg:height="4.1cm" svg:x="8.331cm" svg:y="6.035cm">
            <text:p text:style-name="P1"><text:span text:style-name="T3">startdyn</text:span></text:p>
          </draw:rect>
          <draw:g>
            <draw:rect draw:style-name="gr1" draw:text-style-name="P2" draw:layer="layout" svg:width="1.596cm" svg:height="0.612cm" svg:x="14.267cm" svg:y="3.923cm">
              <text:p text:style-name="P1"><text:span text:style-name="T1">conf_dat3d</text:span></text:p>
            </draw:rect>
            <draw:rect draw:style-name="gr2" draw:text-style-name="P2" draw:layer="layout" svg:width="1.596cm" svg:height="0.5cm" svg:x="14.267cm" svg:y="4.523cm">
              <text:p text:style-name="P3"/>
            </draw:rect>
          </draw:g>
          <draw:frame draw:style-name="gr3" draw:text-style-name="P4" draw:id="id23" draw:layer="layout" svg:width="0.269cm" svg:height="0.39cm" svg:x="14.98cm" svg:y="3.923cm">
            <draw:text-box>
              <text:p text:style-name="P3"><text:span text:style-name="T2">yf</text:span></text:p>
            </draw:text-box>
          </draw:frame>
          <draw:connector draw:style-name="gr8" draw:text-style-name="P5" draw:layer="layout" draw:type="curve" svg:x1="15.249cm" svg:y1="4.118cm" svg:x2="17.889cm" svg:y2="9.318cm" draw:start-shape="id23" draw:start-glue-point="1" draw:end-shape="id4" draw:end-glue-point="1">
            <text:p text:style-name="P3"/>
          </draw:connector>
          <draw:frame draw:style-name="gr3" draw:text-style-name="P11" draw:id="id25" draw:layer="layout" svg:width="0.912cm" svg:height="0.39cm" svg:x="10.331cm" svg:y="9.235cm">
            <draw:text-box>
              <text:p text:style-name="P3"><text:span text:style-name="T3">lon_ini</text:span></text:p>
            </draw:text-box>
          </draw:frame>
          <draw:frame draw:style-name="gr3" draw:text-style-name="P4" draw:id="id24" draw:layer="layout" svg:width="0.912cm" svg:height="0.39cm" svg:x="10.171cm" svg:y="7.735cm">
            <draw:text-box>
              <text:p text:style-name="P3"><text:span text:style-name="T2">lon_ini</text:span></text:p>
            </draw:text-box>
          </draw:frame>
          <draw:connector draw:style-name="gr8" draw:text-style-name="P8" draw:layer="layout" draw:type="curve" svg:x1="11.781cm" svg:y1="8.16cm" svg:x2="11.083cm" svg:y2="7.93cm" draw:start-shape="id22" draw:start-glue-point="0" draw:end-shape="id24" draw:end-glue-point="1">
            <text:p text:style-name="P3"/>
          </draw:connector>
          <draw:connector draw:style-name="gr10" draw:text-style-name="P8" draw:layer="layout" draw:type="curve" svg:x1="10.627cm" svg:y1="8.125cm" svg:x2="10.787cm" svg:y2="9.235cm" draw:start-shape="id24" draw:start-glue-point="2" draw:end-shape="id25">
            <text:p text:style-name="P3"/>
          </draw:connector>
          <draw:frame draw:style-name="gr3" draw:text-style-name="P4" draw:id="id26" draw:layer="layout" svg:width="0.324cm" svg:height="0.39cm" svg:x="14.32cm" svg:y="3.923cm">
            <draw:text-box>
              <text:p text:style-name="P3"><text:span text:style-name="T2">yd</text:span></text:p>
            </draw:text-box>
          </draw:frame>
          <draw:connector draw:style-name="gr8" draw:text-style-name="P5" draw:layer="layout" draw:type="curve" svg:x1="14.482cm" svg:y1="4.313cm" svg:x2="15.114cm" svg:y2="4.313cm" draw:start-shape="id26" draw:start-glue-point="2" draw:end-shape="id23" draw:end-glue-point="2">
            <text:p text:style-name="P3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Andale Sans UI'" style:font-pitch-asian="variable" style:font-size-asian="24pt" style:language-asian="fr" style:country-asian="FR" style:font-family-complex="Lucidasans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5-10T17:27:13</meta:creation-date>
    <dc:date>2008-07-29T15:59:33</dc:date>
    <dc:language>fr-FR</dc:language>
    <meta:editing-cycles>54</meta:editing-cycles>
    <meta:editing-duration>PT6H38M31S</meta:editing-duration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